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177000069F000003EBCDEB9D8ED722910FC.svg" manifest:media-type="image/svg+xml"/>
  <manifest:file-entry manifest:full-path="Pictures/100000010000039700000220CD40A9AB2C93CBE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34cm, 3.957cm, 8.478cm, 0.465cm)" draw:image-opacity="100%" style:mirror="non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712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000000" draw:opacity="25%" draw:opacity-name="" fo:min-height="0.712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000000" draw:opacity="25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37cm" svg:height="1.846cm" svg:x="0.053cm" svg:y="3.01cm">
          <draw:image xlink:href="Pictures/10001177000069F000003EBCDEB9D8ED722910FC.svg" xlink:type="simple" xlink:show="embed" xlink:actuate="onLoad" draw:mime-type="image/svg+xml">
            <text:p/>
          </draw:image>
          <draw:image xlink:href="Pictures/100000010000039700000220CD40A9AB2C93CBEF.png" xlink:type="simple" xlink:show="embed" xlink:actuate="onLoad" draw:mime-type="image/png"/>
        </draw:frame>
        <draw:frame draw:style-name="gr2" draw:text-style-name="P2" draw:layer="layout" svg:width="6.35cm" svg:height="0.996cm" svg:x="3.175cm" svg:y="0.057cm">
          <draw:text-box>
            <text:p text:style-name="P1">Harpsichord</text:p>
          </draw:text-box>
        </draw:frame>
        <draw:frame draw:style-name="gr3" draw:text-style-name="P3" draw:layer="layout" svg:width="2.94cm" svg:height="0.996cm" svg:x="6.585cm" svg:y="0.048cm">
          <draw:text-box>
            <text:p text:style-name="P1"/>
          </draw:text-box>
        </draw:frame>
        <draw:frame draw:style-name="gr2" draw:text-style-name="P2" draw:layer="layout" svg:width="3.175cm" svg:height="0.996cm" svg:x="10.16cm" svg:y="0.057cm">
          <draw:text-box>
            <text:p text:style-name="P1">Violin</text:p>
          </draw:text-box>
        </draw:frame>
        <draw:frame draw:style-name="gr3" draw:text-style-name="P3" draw:layer="layout" svg:width="2.447cm" svg:height="0.996cm" svg:x="10.16cm" svg:y="0.057cm">
          <draw:text-box>
            <text:p/>
          </draw:text-box>
        </draw:frame>
        <draw:frame draw:style-name="gr2" draw:text-style-name="P2" draw:layer="layout" svg:width="3.389cm" svg:height="0.996cm" svg:x="15.24cm" svg:y="0.057cm">
          <draw:text-box>
            <text:p text:style-name="P1">Vibra</text:p>
          </draw:text-box>
        </draw:frame>
        <draw:frame draw:style-name="gr3" draw:text-style-name="P3" draw:layer="layout" svg:width="2.979cm" svg:height="0.996cm" svg:x="15.65cm" svg:y="0.057cm">
          <draw:text-box>
            <text:p text:style-name="P1"/>
          </draw:text-box>
        </draw:frame>
        <draw:frame draw:style-name="gr2" draw:text-style-name="P2" draw:layer="layout" svg:width="5.126cm" svg:height="0.996cm" svg:x="1.464cm" svg:y="1.057cm">
          <draw:text-box>
            <text:p text:style-name="P1">Trumpet</text:p>
          </draw:text-box>
        </draw:frame>
        <draw:frame draw:style-name="gr3" draw:text-style-name="P3" draw:layer="layout" svg:width="2.542cm" svg:height="0.996cm" svg:x="4.048cm" svg:y="1.057cm">
          <draw:text-box>
            <text:p/>
          </draw:text-box>
        </draw:frame>
        <draw:frame draw:style-name="gr2" draw:text-style-name="P2" draw:layer="layout" svg:width="2.538cm" svg:height="0.996cm" svg:x="6.582cm" svg:y="1.057cm">
          <draw:text-box>
            <text:p text:style-name="P1">Hsch.</text:p>
          </draw:text-box>
        </draw:frame>
        <draw:frame draw:style-name="gr3" draw:text-style-name="P3" draw:layer="layout" svg:width="2.535cm" svg:height="0.996cm" svg:x="6.585cm" svg:y="1.057cm">
          <draw:text-box>
            <text:p/>
          </draw:text-box>
        </draw:frame>
        <draw:frame draw:style-name="gr2" draw:text-style-name="P2" draw:layer="layout" svg:width="4.763cm" svg:height="0.996cm" svg:x="14.287cm" svg:y="1.057cm">
          <draw:text-box>
            <text:p text:style-name="P1">Strings</text:p>
          </draw:text-box>
        </draw:frame>
        <draw:frame draw:style-name="gr3" draw:text-style-name="P3" draw:layer="layout" svg:width="2.993cm" svg:height="0.996cm" svg:x="15.652cm" svg:y="1.057cm">
          <draw:text-box>
            <text:p/>
          </draw:text-box>
        </draw:frame>
        <draw:frame draw:style-name="gr2" draw:text-style-name="P2" draw:layer="layout" svg:width="4.763cm" svg:height="0.996cm" svg:x="14.288cm" svg:y="2.057cm">
          <draw:text-box>
            <text:p text:style-name="P1">Strings</text:p>
          </draw:text-box>
        </draw:frame>
        <draw:frame draw:style-name="gr3" draw:text-style-name="P3" draw:layer="layout" svg:width="2.993cm" svg:height="0.996cm" svg:x="15.653cm" svg:y="2.057cm">
          <draw:text-box>
            <text:p/>
          </draw:text-box>
        </draw:frame>
        <draw:frame draw:style-name="gr2" draw:text-style-name="P2" draw:layer="layout" svg:width="6.35cm" svg:height="0.996cm" svg:x="3.175cm" svg:y="2.058cm">
          <draw:text-box>
            <text:p text:style-name="P1">Harpsichord</text:p>
          </draw:text-box>
        </draw:frame>
        <draw:frame draw:style-name="gr3" draw:text-style-name="P3" draw:layer="layout" svg:width="2.94cm" svg:height="0.996cm" svg:x="6.585cm" svg:y="2.049cm">
          <draw:text-box>
            <text:p/>
          </draw:text-box>
        </draw:frame>
        <draw:frame draw:style-name="gr2" draw:text-style-name="P2" draw:layer="layout" svg:width="4.292cm" svg:height="0.996cm" svg:x="9.525cm" svg:y="2.057cm">
          <draw:text-box>
            <text:p text:style-name="P1">Solo</text:p>
          </draw:text-box>
        </draw:frame>
        <draw:frame draw:style-name="gr3" draw:text-style-name="P3" draw:layer="layout" svg:width="3.101cm" svg:height="0.996cm" svg:x="9.525cm" svg:y="2.057cm">
          <draw:text-box>
            <text:p/>
          </draw:text-box>
        </draw:frame>
        <draw:frame draw:style-name="gr4" draw:text-style-name="P4" draw:layer="layout" svg:width="1.27cm" svg:height="0.962cm" svg:x="0cm" svg:y="2.048cm">
          <draw:text-box>
            <text:p>3:</text:p>
          </draw:text-box>
        </draw:frame>
        <draw:frame draw:style-name="gr4" draw:text-style-name="P4" draw:layer="layout" svg:width="1.27cm" svg:height="0.962cm" svg:x="0cm" svg:y="1.048cm">
          <draw:text-box>
            <text:p>2:</text:p>
          </draw:text-box>
        </draw:frame>
        <draw:frame draw:style-name="gr4" draw:text-style-name="P4" draw:layer="layout" svg:width="1.27cm" svg:height="0.962cm" svg:x="0cm" svg:y="0.048cm">
          <draw:text-box>
            <text:p>1:</text:p>
          </draw:text-box>
        </draw:frame>
      </draw:page>
      <draw:page draw:name="page2" draw:style-name="dp1" draw:master-page-name="Default">
        <draw:frame draw:style-name="gr1" draw:text-style-name="P1" draw:layer="layout" svg:width="19.537cm" svg:height="1.846cm" svg:x="0.053cm" svg:y="1.026cm">
          <draw:image xlink:href="Pictures/10001177000069F000003EBCDEB9D8ED722910FC.svg" xlink:type="simple" xlink:show="embed" xlink:actuate="onLoad" draw:mime-type="image/svg+xml">
            <text:p/>
          </draw:image>
          <draw:image xlink:href="Pictures/100000010000039700000220CD40A9AB2C93CBEF.png" xlink:type="simple" xlink:show="embed" xlink:actuate="onLoad" draw:mime-type="image/png"/>
        </draw:frame>
        <draw:frame draw:style-name="gr2" draw:text-style-name="P2" draw:layer="layout" svg:width="3.473cm" svg:height="0.996cm" svg:x="11.326cm" svg:y="0.073cm">
          <draw:text-box>
            <text:p text:style-name="P1">Flute</text:p>
          </draw:text-box>
        </draw:frame>
        <draw:frame draw:style-name="gr3" draw:text-style-name="P3" draw:layer="layout" svg:width="2.108cm" svg:height="0.996cm" svg:x="12.691cm" svg:y="0.073cm">
          <draw:text-box>
            <text:p/>
          </draw:text-box>
        </draw:frame>
        <draw:frame draw:style-name="gr2" draw:text-style-name="P2" draw:layer="layout" svg:width="6.35cm" svg:height="0.996cm" svg:x="3.175cm" svg:y="0.074cm">
          <draw:text-box>
            <text:p text:style-name="P1">Harpsichord</text:p>
          </draw:text-box>
        </draw:frame>
        <draw:frame draw:style-name="gr3" draw:text-style-name="P3" draw:layer="layout" svg:width="2.94cm" svg:height="0.996cm" svg:x="6.585cm" svg:y="0.065cm">
          <draw:text-box>
            <text:p/>
          </draw:text-box>
        </draw:frame>
        <draw:frame draw:style-name="gr4" draw:text-style-name="P4" draw:layer="layout" svg:width="1.27cm" svg:height="0.962cm" svg:x="0cm" svg:y="0.064cm">
          <draw:text-box>
            <text:p>4: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83cm" fo:page-height="4.8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08T16:27:37.561000000</meta:creation-date>
    <dc:date>2024-05-08T16:54:08.362000000</dc:date>
    <meta:editing-duration>PT16M19S</meta:editing-duration>
    <meta:editing-cycles>3</meta:editing-cycles>
    <meta:generator>LibreOffice/7.3.5.2$Windows_X86_64 LibreOffice_project/184fe81b8c8c30d8b5082578aee2fed2ea847c01</meta:generator>
    <meta:document-statistic meta:object-count="28"/>
  </office:meta>
</office:document-meta>
</file>